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>
      <style:text-properties fo:font-weight="bold"/>
    </style:style>
    <style:style style:name="T2" style:family="text">
      <style:text-properties officeooo:rsid="0015d990"/>
    </style:style>
    <style:style style:name="T3" style:family="text">
      <style:text-properties officeooo:rsid="00178594"/>
    </style:style>
    <style:style style:name="T4" style:family="text">
      <style:text-properties style:text-position="super 58%" officeooo:rsid="00178594"/>
    </style:style>
    <style:style style:name="T5" style:family="text">
      <style:text-properties style:text-position="0% 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ivacy Policy</text:h>
      <text:p text:style-name="Text_20_body"><text:span text:style-name="T1">Last Updated:</text:span> <text:span text:style-name="T2">12-08-2025</text:span></text:p>
      <text:p text:style-name="Text_20_body">At <text:span text:style-name="T1">FreeEd4Med</text:span>, we are committed to maintaining your trust and protecting your privacy. This Privacy Policy explains how we handle information regarding our website, our donor process, and our software application, the <text:span text:style-name="T1">FreeEd Media SuperTool</text:span>.</text:p>
      <text:h text:style-name="Heading_20_2" text:outline-level="2">1. The FreeEd Media SuperTool</text:h>
      <text:p text:style-name="Text_20_body">We value your digital sovereignty. Our application is designed with a "Privacy First" architecture.</text:p>
      <text:list text:style-name="L1">
        <text:list-item>
          <text:p text:style-name="P2"><text:span text:style-name="T1">Local Processing:</text:span> The FreeEd Media SuperTool runs entirely on your local computer.</text:p>
        </text:list-item>
        <text:list-item>
          <text:p text:style-name="P2"><text:span text:style-name="T1">No Data Transfer:</text:span> We do not transmit, upload, or sync your files, projects, or media to our servers.</text:p>
        </text:list-item>
        <text:list-item>
          <text:p text:style-name="P2"><text:span text:style-name="T1">No Data Collection:</text:span> We do not collect, save, or share any user data generated inside the application. Everything you create stays on your machine.</text:p>
        </text:list-item>
      </text:list>
      <text:h text:style-name="Heading_20_2" text:outline-level="2">2. Website Cookies &amp; Analytics</text:h>
      <text:p text:style-name="Text_20_body">While our software application does not track you, our website uses standard cookies and SEO analytics tools to help us measure the success of our mission.</text:p>
      <text:list text:style-name="L2">
        <text:list-item>
          <text:p text:style-name="P3"><text:span text:style-name="T1">Purpose:</text:span> We use this data strictly for the purpose of estimating and reporting our program impact and public reach.</text:p>
        </text:list-item>
        <text:list-item>
          <text:p text:style-name="P3"><text:span text:style-name="T1">Stakeholder Reporting:</text:span> Analyzing website traffic allows us to provide accurate data to our stakeholders, grantors, and board members regarding how many people are accessing our educational resources.</text:p>
        </text:list-item>
        <text:list-item>
          <text:p text:style-name="P3"><text:span text:style-name="T1">Aggregated Data:</text:span> This analytical data is collected in an aggregated, anonymous form. We do not use these cookies to profile individual users for advertising purposes.</text:p>
        </text:list-item>
      </text:list>
      <text:h text:style-name="Heading_20_2" text:outline-level="2">3. Information We Collect (Donors Only)</text:h>
      <text:p text:style-name="Text_20_body">We collect personal information <text:span text:style-name="T1">only</text:span> when you voluntarily interact with our organization to make a donation.</text:p>
      <text:p text:style-name="Text_20_body">We collect the following details during the donation process:</text:p>
      <text:list text:style-name="L3">
        <text:list-item>
          <text:p text:style-name="P4">Name</text:p>
        </text:list-item>
        <text:list-item>
          <text:p text:style-name="P4">Mailing Address</text:p>
        </text:list-item>
        <text:list-item>
          <text:p text:style-name="P4">Email Address</text:p>
        </text:list-item>
        <text:list-item>
          <text:p text:style-name="P4">Donation Amount</text:p>
        </text:list-item>
      </text:list>
      <text:h text:style-name="Heading_20_2" text:outline-level="2"><text:soft-page-break/>4. How We Use Donor Information</text:h>
      <text:p text:style-name="Text_20_body">We use the information collected during the donation process strictly for the following administrative and legal purposes:</text:p>
      <text:h text:style-name="Heading_20_3" text:outline-level="3">A. Thanking &amp; Acknowledgment</text:h>
      <text:p text:style-name="Text_20_body">We use your contact details to send personal thank-you notes and to acknowledge your support for our mission.</text:p>
      <text:h text:style-name="Heading_20_3" text:outline-level="3">B. IRS Substantiation &amp; Receipts</text:h>
      <text:list text:style-name="L4">
        <text:list-item>
          <text:p text:style-name="P5"><text:span text:style-name="T1">Automated Receipts:</text:span> All donations receive an immediate automated receipt via our third-party payment processor to confirm the transaction.</text:p>
        </text:list-item>
        <text:list-item>
          <text:p text:style-name="P5"><text:span text:style-name="T1">Official Substantiation:</text:span> We use your data to provide written acknowledgment for charitable contribution deductions as required by the IRS for your personal tax records.</text:p>
        </text:list-item>
      </text:list>
      <text:h text:style-name="Heading_20_3" text:outline-level="3">C. Tax Reporting &amp; Compliance</text:h>
      <text:p text:style-name="Text_20_body">As a 501(c)(3) nonprofit organization, we are required to comply with Internal Revenue Service (IRS) regulations.</text:p>
      <text:list text:style-name="L5">
        <text:list-item>
          <text:p text:style-name="P6"><text:span text:style-name="T1">Schedule B (Form 990):</text:span> For donors who contribute <text:span text:style-name="T1">$5,000 or more</text:span> (in money or property) during a tax year, we are legally required to list your name and address on IRS Schedule B.</text:p>
        </text:list-item>
        <text:list-item>
          <text:p text:style-name="P6"><text:span text:style-name="T1">Privacy of Schedule B:</text:span> While we must file this with the IRS, the IRS <text:span text:style-name="T1">does not</text:span> make this information available to the public. Your personal details on this form remain confidential between FreeEd4Med and the IRS.</text:p>
        </text:list-item>
      </text:list>
      <text:h text:style-name="Heading_20_2" text:outline-level="2">5. Third-Party Payment Processing</text:h>
      <text:p text:style-name="Text_20_body">We do not store your credit card or banking information on our servers. All donations are processed through a secure third-party payment processing service.</text:p>
      <text:list text:style-name="L6">
        <text:list-item>
          <text:p text:style-name="P7">These processors adhere to PCI-DSS standards to ensure the secure handling of credit card information.</text:p>
        </text:list-item>
        <text:list-item>
          <text:p text:style-name="P7">We recommend reviewing the Privacy Policy of our payment processor for details on how they handle your financial data.</text:p>
        </text:list-item>
      </text:list>
      <text:h text:style-name="Heading_20_2" text:outline-level="2">6. Data Sharing</text:h>
      <text:p text:style-name="P1">We do not sell, rent, or trade your personal information to outside parties.</text:p>
      <text:p text:style-name="Text_20_body">We only disclose your information in the following specific circumstance:</text:p>
      <text:list text:style-name="L7">
        <text:list-item>
          <text:p text:style-name="P8"><text:span text:style-name="T1">Legal Requirements:</text:span> We will share donor names and addresses with government agencies (such as the IRS) solely to comply with applicable laws, regulations, and legal processes as outlined in Section 4.</text:p>
        </text:list-item>
      </text:list>
      <text:h text:style-name="Heading_20_2" text:outline-level="2"><text:soft-page-break/>7. Contact Us</text:h>
      <text:p text:style-name="Text_20_body">If you have questions about this Privacy Policy or your donor records, please contact us at:</text:p>
      <text:p text:style-name="Text_20_body"><text:span text:style-name="T1">FreeEd4Med</text:span> [<text:span text:style-name="T3">7901 4</text:span><text:span text:style-name="T4">th</text:span><text:span text:style-name="T3"> St N, STE 10724, St Petersburg, FL 33702</text:span>] [<text:span text:style-name="T2">FreeEd4Med@gmail.com</text:span>] [<text:span text:style-name="T3">321-237-0924</text:span>]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02:12:10.616472004</meta:creation-date>
    <dc:date>2025-12-08T02:31:26.783942378</dc:date>
    <meta:editing-duration>PT8M4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42" meta:word-count="603" meta:character-count="3809" meta:non-whitespace-character-count="3265"/>
  </office:meta>
</office:document-meta>
</file>